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monospace" svg:font-family="monospace"/>
    <style:font-face style:name="apple-system" svg:font-family="apple-system, BlinkMacSystemFon"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423cm" style:contextual-spacing="false" fo:line-height="125%" fo:padding-left="0cm" fo:padding-right="0cm" fo:padding-top="0cm" fo:padding-bottom="0.035cm" fo:border-left="none" fo:border-right="none" fo:border-top="none" fo:border-bottom="0.26pt solid #000000" style:shadow="none"/>
      <style:text-properties style:font-name="apple-system" fo:font-size="24pt" fo:font-weight="bold" style:font-size-asian="24pt" style:font-weight-asian="bold" style:font-size-complex="24pt" style:font-weight-complex="bold"/>
    </style:style>
    <style:style style:name="P2" style:family="paragraph" style:parent-style-name="Text_20_body">
      <style:paragraph-properties fo:margin-top="0cm" fo:margin-bottom="0.423cm" style:contextual-spacing="false"/>
    </style:style>
    <style:style style:name="P3" style:family="paragraph" style:parent-style-name="Text_20_body">
      <style:paragraph-properties fo:margin-top="0cm" fo:margin-bottom="0.423cm" style:contextual-spacing="false"/>
      <style:text-properties style:font-name="apple-system"/>
    </style:style>
    <style:style style:name="P4" style:family="paragraph" style:parent-style-name="Text_20_body">
      <style:paragraph-properties fo:margin-top="0cm" fo:margin-bottom="0.423cm" style:contextual-spacing="false"/>
      <style:text-properties style:font-name="apple-system" officeooo:paragraph-rsid="0011eccf"/>
    </style:style>
    <style:style style:name="P5" style:family="paragraph" style:parent-style-name="Text_20_body">
      <style:paragraph-properties fo:margin-top="0cm" fo:margin-bottom="0.423cm" style:contextual-spacing="false"/>
      <style:text-properties style:font-name="apple-system" officeooo:rsid="0011eccf" officeooo:paragraph-rsid="0011eccf"/>
    </style:style>
    <style:style style:name="P6" style:family="paragraph" style:parent-style-name="Text_20_body">
      <style:paragraph-properties fo:margin-top="0cm" fo:margin-bottom="0.423cm" style:contextual-spacing="false"/>
      <style:text-properties style:font-name="apple-system" officeooo:rsid="0011eccf" officeooo:paragraph-rsid="0013b209"/>
    </style:style>
    <style:style style:name="P7" style:family="paragraph" style:parent-style-name="Preformatted_20_Text">
      <style:paragraph-properties fo:margin-top="0cm" fo:margin-bottom="0.423cm" style:contextual-spacing="false"/>
      <style:text-properties style:font-name="apple-system" officeooo:rsid="0011eccf" officeooo:paragraph-rsid="0011eccf"/>
    </style:style>
    <style:style style:name="P8" style:family="paragraph" style:parent-style-name="Preformatted_20_Text">
      <style:text-properties officeooo:paragraph-rsid="0013b209"/>
    </style:style>
    <style:style style:name="P9" style:family="paragraph" style:parent-style-name="Heading_20_1" style:master-page-name="MP0">
      <style:paragraph-properties fo:margin-top="0.635cm" fo:margin-bottom="0.423cm" style:contextual-spacing="false" fo:line-height="125%" style:page-number="auto" fo:break-before="page" fo:padding-left="0cm" fo:padding-right="0cm" fo:padding-top="0cm" fo:padding-bottom="0.035cm" fo:border-left="none" fo:border-right="none" fo:border-top="none" fo:border-bottom="0.26pt solid #000000" style:shadow="none"/>
      <style:text-properties style:font-name="apple-system"/>
    </style:style>
    <style:style style:name="P10" style:family="paragraph" style:parent-style-name="Heading_20_2">
      <style:paragraph-properties fo:margin-top="0.635cm" fo:margin-bottom="0.423cm" style:contextual-spacing="false" fo:line-height="125%" fo:padding-left="0cm" fo:padding-right="0cm" fo:padding-top="0cm" fo:padding-bottom="0.035cm" fo:border-left="none" fo:border-right="none" fo:border-top="none" fo:border-bottom="0.26pt solid #000000" style:shadow="none"/>
      <style:text-properties style:font-name="apple-system" fo:font-weight="normal" style:font-weight-asian="normal"/>
    </style:style>
    <style:style style:name="P11" style:family="paragraph" style:parent-style-name="Heading_20_3">
      <style:paragraph-properties fo:margin-top="0.635cm" fo:margin-bottom="0.423cm" style:contextual-spacing="false" fo:line-height="125%"/>
      <style:text-properties style:font-name="apple-system" fo:font-weight="normal" style:font-weight-asian="normal"/>
    </style:style>
    <style:style style:name="P12" style:family="paragraph" style:parent-style-name="Heading_20_3">
      <style:paragraph-properties fo:margin-top="0.635cm" fo:margin-bottom="0.423cm" style:contextual-spacing="false" fo:line-height="125%"/>
      <style:text-properties style:font-name="apple-system" fo:font-weight="normal" officeooo:paragraph-rsid="0011eccf" style:font-weight-asian="normal"/>
    </style:style>
    <style:style style:name="P13" style:family="paragraph" style:parent-style-name="Preformatted_20_Text">
      <style:text-properties officeooo:paragraph-rsid="0013b209"/>
    </style:style>
    <style:style style:name="P14" style:family="paragraph" style:parent-style-name="Preformatted_20_Text">
      <style:text-properties officeooo:paragraph-rsid="0013cc3a"/>
    </style:style>
    <style:style style:name="P15" style:family="paragraph" style:parent-style-name="Text_20_body" style:list-style-name="L1">
      <style:paragraph-properties fo:margin-top="0cm" fo:margin-bottom="0.423cm" style:contextual-spacing="false"/>
      <style:text-properties style:font-name="apple-system"/>
    </style:style>
    <style:style style:name="T1" style:family="text">
      <style:text-properties style:font-name="apple-system"/>
    </style:style>
    <style:style style:name="T2" style:family="text">
      <style:text-properties style:font-name="apple-system" style:text-underline-style="solid" style:text-underline-width="auto" style:text-underline-color="font-color" style:text-underline-mode="continuous" style:text-overline-mode="continuous" style:text-line-through-mode="continuous"/>
    </style:style>
    <style:style style:name="T3" style:family="text">
      <style:text-properties style:font-name="apple-system" fo:font-weight="normal" style:font-weight-asian="normal" style:font-weight-complex="normal"/>
    </style:style>
    <style:style style:name="T4" style:family="text">
      <style:text-properties style:font-name="Monospace"/>
    </style:style>
    <style:style style:name="T5" style:family="text">
      <style:text-properties officeooo:rsid="0011eccf"/>
    </style:style>
    <style:style style:name="T6" style:family="text">
      <style:text-properties fo:font-size="14pt" officeooo:rsid="0011eccf" style:font-name-asian="Noto Serif CJK SC" style:font-size-asian="14pt" style:font-size-complex="14pt" style:font-weight-complex="bold"/>
    </style:style>
    <style:style style:name="T7" style:family="text">
      <style:text-properties fo:color="#000000" loext:opacity="100%" style:font-name="monospace" fo:font-style="normal" fo:background-color="#ffffff" loext:char-shading-value="0" style:font-style-asian="normal"/>
    </style:style>
    <style:style style:name="T8" style:family="text">
      <style:text-properties fo:color="#000000" loext:opacity="100%" style:font-name="monospace" fo:font-style="normal" officeooo:rsid="0013b209" fo:background-color="#ffffff" loext:char-shading-value="0" style:font-style-asian="normal"/>
    </style:style>
    <style:style style:name="T9" style:family="text">
      <style:text-properties fo:color="#000000" loext:opacity="100%" style:font-name="monospace" fo:font-size="10pt" fo:font-style="normal" officeooo:rsid="0013b209" fo:background-color="#ffffff" loext:char-shading-value="0" style:font-name-asian="Noto Sans Mono CJK SC" style:font-size-asian="10pt" style:font-style-asian="normal" style:font-name-complex="Liberation Mono" style:font-size-complex="10pt"/>
    </style:style>
    <style:style style:name="T10" style:family="text">
      <style:text-properties officeooo:rsid="0013b209"/>
    </style:style>
    <style:style style:name="T11" style:family="text">
      <style:text-properties style:font-name="monospace" fo:font-style="normal" style:font-style-asian="normal"/>
    </style:style>
    <style:style style:name="T12" style:family="text">
      <style:text-properties style:font-name="monospace" fo:font-style="normal" officeooo:rsid="0013cc3a" style:font-style-asian="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Compilador - Descripción del proyecto</text:h>
      <text:p text:style-name="P1">Trabajo para la asignatura “Compiladores” - UNNOBA - 2021</text:p>
      <text:h text:style-name="P10" text:outline-level="2">Archivos</text:h>
      <text:p text:style-name="P2"><text:span text:style-name="Default_20_Paragraph_20_Font"><text:span text:style-name="T1">El proyecto requiere Java (probado con las versiones 11 y 16), y las bibliotecas </text:span></text:span><text:a xlink:type="simple" xlink:href="https://www.jflex.de/" office:target-frame-name="_top" xlink:show="replace" text:style-name="Internet_20_link" text:visited-style-name="Visited_20_Internet_20_Link"><text:span text:style-name="Default_20_Paragraph_20_Font"><text:span text:style-name="T2">JFlex</text:span></text:span></text:a><text:span text:style-name="Default_20_Paragraph_20_Font"><text:span text:style-name="T1"> y </text:span></text:span><text:a xlink:type="simple" xlink:href="http://www2.cs.tum.edu/projects/cup/install.php" office:target-frame-name="_top" xlink:show="replace" text:style-name="Internet_20_link" text:visited-style-name="Visited_20_Internet_20_Link"><text:span text:style-name="Default_20_Paragraph_20_Font"><text:span text:style-name="T2">JavaCUP</text:span></text:span></text:a><text:span text:style-name="Default_20_Paragraph_20_Font"><text:span text:style-name="T1">. En el directorio "lib" se encuentran incluidos los archivos compilados de las versiones más recientes a la fecha de ambas biliotecas.</text:span></text:span></text:p>
      <text:p text:style-name="P3">Los demás archivos del proyecto se encuentran en el paquete "ar.edu.unnoba.compilador" (en el directorio src/ar/edu/unnoba/compilador).</text:p>
      <text:h text:style-name="P10" text:outline-level="2"><text:bookmark text:name="user-content-archivos"/>Archivos</text:h>
      <text:h text:style-name="P11" text:outline-level="3"><text:bookmark text:name="user-content-lexicoflex"/><text:span text:style-name="T5">lexico/</text:span>lexico.flex</text:h>
      <text:p text:style-name="P3">Contiene la implementación en JFlex del analizador léxico (incluyendo expresiones regulares para reconocer tokens, estados del autómata y código Java auxiliar).</text:p>
      <text:h text:style-name="P12" text:outline-level="3"><text:span text:style-name="T5">token/</text:span>Token.java</text:h>
      <text:p text:style-name="P4">Clase que representa a cada token identificado por el analizador léxico.</text:p>
      <text:h text:style-name="P12" text:outline-level="3"><text:bookmark text:name="user-content-parsercup"/><text:span text:style-name="T5">sintaxis/</text:span>parser.cup</text:h>
      <text:p text:style-name="P3">Contiene las reglas para la generación del parser o analizador sintáctico.</text:p>
      <text:h text:style-name="P11" text:outline-level="3">GenerarLexerYParser.java</text:h>
      <text:p text:style-name="P3">Al ejecutar esta clase Java generará los siguientes archivos:</text:p>
      <text:list xml:id="list1972178425" text:style-name="L1">
        <text:list-item>
          <text:p text:style-name="P15"><text:span text:style-name="T5">lexico/Lexer</text:span>.java: Archivo con código Java generado por JFlex en base al archivo <text:span text:style-name="T5">lexico/</text:span>lexico.flex.</text:p>
        </text:list-item>
        <text:list-item>
          <text:p text:style-name="P15"><text:soft-page-break/>sintaxis<text:span text:style-name="T5">/P</text:span>arser.java: Código Java generado por CUP que contiene las reglas semánticas definidas en el archivo sintaxis<text:span text:style-name="T5">/</text:span>parser.cup.</text:p>
        </text:list-item>
        <text:list-item>
          <text:p text:style-name="P15">sintaxis<text:span text:style-name="T5">/</text:span>ParserSym.java: Similar a Parser.java, pero conteniendo los símbolos o tokens terminales.</text:p>
        </text:list-item>
      </text:list>
      <text:h text:style-name="P11" text:outline-level="3"><text:bookmark text:name="user-content-pruebajflexjava"/><text:span text:style-name="T5">lexico/</text:span>Prueba<text:span text:style-name="T6">Lexer</text:span>.java</text:h>
      <text:p text:style-name="P3">Espera entradas por teclado del usuario, y demuestra cómo el analizador léxico las separa en tokens.</text:p>
      <text:h text:style-name="P11" text:outline-level="3"><text:bookmark text:name="user-content-pruebajavacupjava"/><text:span text:style-name="T5">sintaxis/</text:span>Prueba<text:span text:style-name="T6">Parser</text:span>.java</text:h>
      <text:p text:style-name="P2"><text:span text:style-name="Default_20_Paragraph_20_Font"><text:span text:style-name="T1">Lee el texto del archivo </text:span></text:span><text:span text:style-name="Strong_20_Emphasis"><text:span text:style-name="T1">entrada.txt</text:span></text:span><text:span text:style-name="Strong_20_Emphasis"><text:span text:style-name="T3"> </text:span></text:span><text:span text:style-name="Default_20_Paragraph_20_Font"><text:span text:style-name="T1">y muestra las reglas de producción que se aplican al realizar el análisis sintáctico. En el caso de que no se pueda aplicar ninguna regla muestra en qué parte del archivo de entrada se produjo el error de sintaxis.</text:span></text:span></text:p>
      <text:h text:style-name="P10" text:outline-level="2"><text:bookmark text:name="user-content-ejecución"/>Ejecución</text:h>
      <text:h text:style-name="P11" text:outline-level="3"><text:bookmark text:name="user-content-ide"/>IDE</text:h>
      <text:p text:style-name="P3">Se incluyen archivos del proyecto configurado en el IDE "IntelliJ IDEA".</text:p>
      <text:p text:style-name="P3">En otros IDE se puede crear un proyecto configurando la carpeta “src” como carpeta en donde se encuentran los archivos fuentes, e incluyendo como bibliotecas los archivos .jar que se encuentran en la carpeta lib.</text:p>
      <text:h text:style-name="P11" text:outline-level="3"><text:bookmark text:name="user-content-línea-de-comandos"/>Línea de comandos</text:h>
      <text:p text:style-name="P3">Alternativamente, se pueden compilar y ejecutar los archivos Java mediante la línea de comandos. Desde el directorio raíz del proyecto:</text:p>
      <text:p text:style-name="P5">Para generar el analizador léxico y sintáctico:</text:p>
      <text:p text:style-name="P7"><text:span text:style-name="Default_20_Paragraph_20_Font"><text:span text:style-name="T4">java -cp "lib/*" src/ar/edu/unnoba/compilador/GenerarLexerYParser.java</text:span></text:span></text:p>
      <text:p text:style-name="P5"><text:span text:style-name="Default_20_Paragraph_20_Font">Para probar el analizador léxico</text:span><text:span text:style-name="Default_20_Paragraph_20_Font"><text:span text:style-name="T10">:</text:span></text:span></text:p>
      <text:p text:style-name="P8"><text:span text:style-name="Emphasis"><text:span text:style-name="T7">javac -cp "src:lib/*" src/ar/edu/unnoba/compilador/lexico/PruebaLexer.java</text:span></text:span><text:span text:style-name="Emphasis"><text:span text:style-name="T11"><text:line-break/></text:span></text:span><text:span text:style-name="Default_20_Paragraph_20_Font"><text:span text:style-name="T7">java -cp "src:lib/*" ar.edu.unnoba.compilador.lexico.PruebaLexer</text:span></text:span></text:p>
      <text:p text:style-name="P6"><text:span text:style-name="Default_20_Paragraph_20_Font"/></text:p>
      <text:p text:style-name="P6"><text:span text:style-name="Default_20_Paragraph_20_Font">Para probar el analizador </text:span><text:span text:style-name="Default_20_Paragraph_20_Font"><text:span text:style-name="T10">sintáctico:</text:span></text:span></text:p>
      <text:p text:style-name="P8"><text:soft-page-break/><text:span text:style-name="Emphasis"><text:span text:style-name="T7">javac -cp "src:lib/*" src/ar/edu/unnoba/compilador/sintaxis/PruebaParser.java</text:span></text:span><text:span text:style-name="Emphasis"><text:span text:style-name="T11"><text:line-break/></text:span></text:span><text:span text:style-name="Default_20_Paragraph_20_Font"><text:span text:style-name="T7">java -cp "src:lib/*" ar.edu.unnoba.compilador.</text:span></text:span><text:span text:style-name="Default_20_Paragraph_20_Font"><text:span text:style-name="T9">sintaxis</text:span></text:span><text:span text:style-name="Default_20_Paragraph_20_Font"><text:span text:style-name="T7">.Prueba</text:span></text:span><text:span text:style-name="Default_20_Paragraph_20_Font"><text:span text:style-name="T8">Parser</text:span></text:span><text:span text:style-name="Default_20_Paragraph_20_Font"><text:span text:style-name="T11"><text:line-break/><text:line-break/></text:span></text:span></text:p>
      <text:p text:style-name="Text_20_body"><text:span text:style-name="Default_20_Paragraph_20_Font">Para generar el árbol de sintaxis abstracta y realizar diversas validaciones y transformaciones sobre el mismo:</text:span></text:p>
      <text:p text:style-name="P14"><text:span text:style-name="Default_20_Paragraph_20_Font"><text:span text:style-name="T12">javac -cp "src:lib/*" src/ar/edu/unnoba/compilador/GenerarAST.java</text:span></text:span></text:p>
      <text:p text:style-name="P14"><text:span text:style-name="Default_20_Paragraph_20_Font"><text:span text:style-name="T12">java -cp "src:lib/*" ar.edu.unnoba.compilador.GenerarAST</text:span></text:span></text:p>
      <text:p text:style-name="P14"><text:span text:style-name="Default_20_Paragraph_20_Font"><text:span text:style-name="T12"/></text:span></text:p>
      <text:h text:style-name="P10" text:outline-level="2">Casos de prueba</text:h>
      <text:p text:style-name="Standard">En el archivo entrada.txt se provee como caso de prueba el programa planteado en la consigna del trabajo. En el mismo están definidas, entre otras cosas, las estructuras mínimas solicitadas para esta primera entrega: un tipo de comentario, un tipo de estructura de control y un tipo de estructura de iter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monospace" svg:font-family="monospace"/>
    <style:font-face style:name="apple-system" svg:font-family="apple-system, BlinkMacSystemFon"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family-generic="system"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asian="Calibri" style:font-family-asian="Calibri" style:font-family-generic-asian="swiss" style:font-pitch-asian="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name-asian="Calibri" style:font-family-asian="Calibri" style:font-family-generic-asian="swiss" style:font-pitch-asian="variable"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asian="Calibri" style:font-family-asian="Calibri" style:font-family-generic-asian="swiss" style:font-pitch-asian="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initial-creator>Franco Tortoriello</meta:initial-creator>
    <dc:creator>Franco Tortoriello</dc:creator>
    <meta:creation-date>2021-05-04T18:03:00Z</meta:creation-date>
    <dc:date>2021-06-04T23:45:36.854613570</dc:date>
    <meta:editing-cycles>7</meta:editing-cycles>
    <meta:editing-duration>PT36M9S</meta:editing-duration>
    <meta:document-statistic meta:table-count="0" meta:image-count="0" meta:object-count="0" meta:page-count="3" meta:paragraph-count="38" meta:word-count="417" meta:character-count="3130" meta:non-whitespace-character-count="2752"/>
    <meta:template xlink:type="simple" xlink:actuate="onRequest" xlink:title="" xlink:href="Normal.dotm"/>
  </office:meta>
</office:document-meta>
</file>